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8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6pt" fo:font-style="italic" officeooo:rsid="0037eea6" officeooo:paragraph-rsid="0039b4ab" style:font-size-asian="6pt" style:font-style-asian="italic" style:font-size-complex="6pt" style:font-style-complex="italic"/>
    </style:style>
    <style:style style:name="P2" style:family="paragraph" style:parent-style-name="Header">
      <style:text-properties fo:font-size="6pt" fo:font-style="italic" officeooo:rsid="004b8ab7" officeooo:paragraph-rsid="004b8ab7" style:font-size-asian="6pt" style:font-style-asian="italic" style:font-size-complex="6pt" style:font-style-complex="italic"/>
    </style:style>
    <style:style style:name="P3" style:family="paragraph" style:parent-style-name="Header">
      <style:text-properties officeooo:rsid="0037eea6" officeooo:paragraph-rsid="0037eea6"/>
    </style:style>
    <style:style style:name="P4" style:family="paragraph" style:parent-style-name="Table_20_Contents">
      <style:text-properties fo:font-size="6pt" fo:font-style="italic" officeooo:rsid="0039b4ab" officeooo:paragraph-rsid="0039b4ab" style:font-size-asian="6pt" style:font-style-asian="italic" style:font-size-complex="6pt" style:font-style-complex="italic"/>
    </style:style>
    <style:style style:name="P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style:text-properties officeooo:rsid="001e75aa" officeooo:paragraph-rsid="0020c999"/>
    </style:style>
    <style:style style:name="P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" text:name="tr.project"/>
        <text:user-field-decl office:value-type="string" office:string-value="Manager" text:name="tr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project.manager"/>
        <text:user-field-decl office:value-type="string" office:string-value="Schedule" text:name="tr.schedule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s" text:name="tableProject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schedules" text:name="tableSchedules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Pessimistic" text:name="tableTasks.pessimistic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 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 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 (Dur)" text:name="tableTaskStatus.optimisticdur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  <text:user-field-decl office:value-type="string" office:string-value="Startup Cost" text:name="tableTaskStatus.Startup"/>
        <text:user-field-decl office:value-type="string" office:string-value="" text:name="tableTasks.Startup"/>
      </text:user-field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>
            <table:table-cell table:style-name="Table1.A1" office:value-type="string">
              <text:p text:style-name="P5"><text:user-field-get text:name="tr.bcws">BCWS</text:user-field-get></text:p>
            </table:table-cell>
            <table:table-cell table:style-name="Table1.A1" office:value-type="string">
              <text:p text:style-name="P8"><text:user-field-get text:name="tr.bcwp">BCWP</text:user-field-get></text:p>
            </table:table-cell>
            <table:table-cell table:style-name="Table1.A1" office:value-type="string">
              <text:p text:style-name="P5"><text:user-field-get text:name="tr.acwp">ACWP</text:user-field-get></text:p>
            </table:table-cell>
            <table:table-cell table:style-name="Table1.A1" office:value-type="string">
              <text:p text:style-name="P5"><text:user-field-get text:name="tr.spi">SPI</text:user-field-get></text:p>
            </table:table-cell>
            <table:table-cell table:style-name="Table1.E1" office:value-type="string">
              <text:p text:style-name="P5"><text:user-field-get text:name="tr.cpi">CPI</text:user-field-get></text:p>
            </table:table-cell>
          </table:table-row>
        </table:table-header-rows>
        <table:table-row>
          <table:table-cell table:style-name="Table1.A2" office:value-type="string">
            <text:p text:style-name="Table_20_Contents"><text:user-field-get text:name="project.bcwscost">BCWS Cost</text:user-field-get></text:p>
          </table:table-cell>
          <table:table-cell table:style-name="Table1.B2" office:value-type="string">
            <text:p text:style-name="Table_20_Contents"><text:user-field-get text:name="project.bcwpcost">BCWP Cost</text:user-field-get></text:p>
          </table:table-cell>
          <table:table-cell table:style-name="Table1.C2" office:value-type="string">
            <text:p text:style-name="Table_20_Contents"><text:user-field-get text:name="project.acwpcost">ACWP Cost</text:user-field-get></text:p>
          </table:table-cell>
          <table:table-cell table:style-name="Table1.D2" office:value-type="string">
            <text:p text:style-name="Table_20_Contents"><text:user-field-get text:name="project.spicost">SPI Cost</text:user-field-get></text:p>
          </table:table-cell>
          <table:table-cell table:style-name="Table1.E2" office:value-type="string">
            <text:p text:style-name="Table_20_Contents"><text:user-field-get text:name="project.cpicost">CPI Cost</text:user-field-get></text:p>
          </table:table-cell>
        </table:table-row>
      </table:table>
      <text:p text:style-name="P7"/>
      <text:p text:style-name="P7"><text:user-field-get text:name="chartBudgetCost">project; values=bcws cost, bcwp cost, acwp cost;</text:user-field-get></text:p>
      <text:p text:style-name="P7"><draw:frame draw:style-name="fr1" draw:name="Object1" text:anchor-type="paragraph" svg:width="16.321cm" svg:height="6.48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user-field-get text:name="chartPerformanceCost">project; values=spi cost, cpi cost;</text:user-field-get></text:p>
      <text:p text:style-name="P7"/>
      <text:p text:style-name="P7"><draw:frame draw:style-name="fr2" draw:name="Object2" text:anchor-type="paragraph" svg:width="15.998cm" svg:height="5.584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6pt" fo:font-style="italic" officeooo:rsid="0037eea6" officeooo:paragraph-rsid="0039b4ab" style:font-size-asian="6pt" style:font-style-asian="italic" style:font-size-complex="6pt" style:font-style-complex="italic"/>
    </style:style>
    <style:style style:name="MP2" style:family="paragraph" style:parent-style-name="Header">
      <style:text-properties fo:font-size="6pt" fo:font-style="italic" officeooo:rsid="004b8ab7" officeooo:paragraph-rsid="004b8ab7" style:font-size-asian="6pt" style:font-style-asian="italic" style:font-size-complex="6pt" style:font-style-complex="italic"/>
    </style:style>
    <style:style style:name="MP3" style:family="paragraph" style:parent-style-name="Table_20_Contents">
      <style:text-properties fo:font-size="6pt" fo:font-style="italic" officeooo:rsid="0039b4ab" officeooo:paragraph-rsid="0039b4ab" style:font-size-asian="6pt" style:font-style-asian="italic" style:font-size-complex="6pt" style:font-style-complex="italic"/>
    </style:style>
    <style:style style:name="MP4" style:family="paragraph" style:parent-style-name="Header">
      <style:text-properties officeooo:rsid="0037eea6" officeooo:paragraph-rsid="0037eea6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text:user-field-get text:name="tr.project">Project</text:user-field-get>:</text:p>
            </table:table-cell>
            <table:table-cell table:style-name="Table3.A1" office:value-type="string">
              <text:p text:style-name="MP2"><text:user-field-get text:name="schedule.name">Name</text:user-field-get>:</text:p>
            </table:table-cell>
            <table:table-cell table:style-name="Table3.C1" office:value-type="string">
              <text:p text:style-name="MP3"><text:user-field-get text:name="tr.manager">Manager</text:user-field-get>:</text:p>
            </table:table-cell>
          </table:table-row>
          <table:table-row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MP4"/>
      </style:header>
      <style:footer>
        <text:p text:style-name="MP5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22:41.902516529</meta:creation-date>
    <dc:date>2019-09-19T09:50:13.309306387</dc:date>
    <meta:editing-duration>PT18H22M23S</meta:editing-duration>
    <meta:editing-cycles>46</meta:editing-cycles>
    <meta:generator>LibreOffice/6.0.7.3$Linux_X86_64 LibreOffice_project/00m0$Build-3</meta:generator>
    <meta:document-statistic meta:table-count="2" meta:image-count="0" meta:object-count="2" meta:page-count="1" meta:paragraph-count="19" meta:word-count="34" meta:character-count="181" meta:non-whitespace-character-count="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dash" draw:stroke-dash="Ultrafine_20_Dashed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21cm" svg:height="6.483cm" xlink:href="." xlink:type="simple" chart:class="chart:line" chart:style-name="ch1">
        <chart:legend chart:legend-position="end" svg:x="13.522cm" svg:y="2.444cm" style:legend-expansion="high" chart:style-name="ch2"/>
        <chart:plot-area chart:style-name="ch3" chart:data-source-has-labels="both" svg:x="0.326cm" svg:y="0.129cm" svg:width="12.87cm" svg:height="6.225cm">
          <chartooo:coordinate-region svg:x="0.947cm" svg:y="0.328cm" svg:width="12.249cm" svg:height="5.3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float" office:value="42856">
                <text:p>42856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5.584cm" xlink:href="." xlink:type="simple" chart:class="chart:line" chart:style-name="ch1">
        <chart:legend chart:legend-position="end" svg:x="13.199cm" svg:y="1.995cm" style:legend-expansion="high" chart:style-name="ch2"/>
        <chart:plot-area chart:style-name="ch3" chart:data-source-has-labels="both" svg:x="0.319cm" svg:y="0.111cm" svg:width="12.561cm" svg:height="5.362cm">
          <chartooo:coordinate-region svg:x="0.796cm" svg:y="0.31cm" svg:width="11.462cm" svg:height="4.5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